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6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5-01" calcext:value-type="date">
            <text:p>05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5-01" calcext:value-type="date">
            <text:p>05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5-01" calcext:value-type="date">
            <text:p>05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6-03-21T17:19:46.873896948</dc:date>
    <meta:editing-cycles>70</meta:editing-cycles>
    <meta:editing-duration>PT4H46M48S</meta:editing-duration>
    <meta:generator>LibreOffice/7.4.7.2$Linux_AARCH64 LibreOffice_project/40$Build-2</meta:generator>
    <meta:document-statistic meta:table-count="1" meta:cell-count="44" meta:object-count="1"/>
  </office:meta>
</office:document-meta>
</file>